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dc="http://purl.org/dc/elements/1.1/" xmlns:calcext="urn:org:documentfoundation:names:experimental:calc:xmlns:calcext:1.0" xmlns:draw="urn:oasis:names:tc:opendocument:xmlns:drawing:1.0" xmlns:fo="urn:oasis:names:tc:opendocument:xmlns:xsl-fo-compatible:1.0" xmlns:msoxl="http://schemas.microsoft.com/office/excel/formula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Arial" svg:font-family="Arial"/>
  </office:font-face-decls>
  <office:automatic-styles>
    <style:style style:data-style-name="N0" style:family="table-cell" style:name="ce1" style:parent-style-name="Default"/>
    <style:style style:family="table-column" style:name="co1">
      <style:table-column-properties fo:break-before="auto"/>
    </style:style>
    <style:style style:family="table-row" style:name="ro1">
      <style:table-row-properties fo:break-before="auto" style:row-height="15pt" style:use-optimal-row-height="true"/>
    </style:style>
    <style:style style:family="table" style:master-page-name="mp1" style:name="ta1">
      <style:table-properties style:writing-mode="lr-tb" table:display="true"/>
    </style:style>
  </office:automatic-styles>
  <office:body>
    <office:spreadsheet>
      <table:table table:style-name="ta1" table:name="Sheet1">
        <table:table-column table:default-cell-style-name="ce1" table:style-name="co1" table:number-columns-repeated="9"/>
        <table:table-row table:style-name="ro1">
          <table:table-cell table:style-name="ce1" office:value-type="string" calcext:value-type="string">
            <text:p>customer_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updated_at</text:p>
          </table:table-cell>
          <table:table-cell table:style-name="ce1" office:value-type="string" calcext:value-type="string">
            <text:p>item:sku</text:p>
          </table:table-cell>
          <table:table-cell table:style-name="ce1" office:value-type="string" calcext:value-type="string">
            <text:p>item:store_id</text:p>
          </table:table-cell>
          <table:table-cell table:style-name="ce1" office:value-type="string" calcext:value-type="string">
            <text:p>item:added_at</text:p>
          </table:table-cell>
          <table:table-cell table:style-name="ce1" office:value-type="string" calcext:value-type="string">
            <text:p>item:qty</text:p>
          </table:table-cell>
          <table:table-cell table:style-name="ce1" office:value-type="string" calcext:value-type="string">
            <text:p>item:options</text:p>
          </table:table-cell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First list name</text:p>
          </table:table-cell>
          <table:table-cell table:style-name="ce1" office:value-type="string" calcext:value-type="string">
            <text:p>Description for first list</text:p>
          </table:table-cell>
          <table:table-cell table:style-name="ce1" office:value-type="string" calcext:value-type="string">
            <text:p>2019-01-07 12:32:13</text:p>
          </table:table-cell>
          <table:table-cell table:style-name="ce1" office:value-type="string" calcext:value-type="string">
            <text:p>24-WG02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1.0000</text:p>
          </table:table-cell>
          <table:table-cell table:style-name="ce1" office:value-type="string" calcext:value-type="string">
            <text:p>{"info_buyRequest":[]}</text:p>
          </table:table-cell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text:p>24-WB03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2.0000</text:p>
          </table:table-cell>
          <table:table-cell table:style-name="ce1" office:value-type="string" calcext:value-type="string">
            <text:p>{"info_buyRequest":[]}</text:p>
          </table:table-cell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text:p>24-MB06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3.0000</text:p>
          </table:table-cell>
          <table:table-cell table:style-name="ce1" office:value-type="string" calcext:value-type="string">
            <text:p>{"info_buyRequest":[]}</text:p>
          </table:table-cell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text:p>24-MB05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4.0000</text:p>
          </table:table-cell>
          <table:table-cell table:style-name="ce1" office:value-type="string" calcext:value-type="string">
            <text:p>{"info_buyRequest":[]}</text:p>
          </table:table-cell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text:p>24-WB04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5.0000</text:p>
          </table:table-cell>
          <table:table-cell table:style-name="ce1" office:value-type="string" calcext:value-type="string">
            <text:p>{"info_buyRequest":[]}</text:p>
          </table:table-cell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Second list name</text:p>
          </table:table-cell>
          <table:table-cell table:style-name="ce1" office:value-type="string" calcext:value-type="string">
            <text:p>Description for second list</text:p>
          </table:table-cell>
          <table:table-cell table:style-name="ce1" office:value-type="string" calcext:value-type="string">
            <text:p>2019-01-07 12:32:13</text:p>
          </table:table-cell>
          <table:table-cell table:style-name="ce1" office:value-type="string" calcext:value-type="string">
            <text:p>24-UB02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1.0000</text:p>
          </table:table-cell>
          <table:table-cell table:style-name="ce1" office:value-type="string" calcext:value-type="string">
            <text:p>{"info_buyRequest":[]}</text:p>
          </table:table-cell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text:p>24-MG04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2.0000</text:p>
          </table:table-cell>
          <table:table-cell table:style-name="ce1" office:value-type="string" calcext:value-type="string">
            <text:p>{"info_buyRequest":[]}</text:p>
          </table:table-cell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text:p>24-UG03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1.0000</text:p>
          </table:table-cell>
          <table:table-cell table:style-name="ce1" office:value-type="string" calcext:value-type="string">
            <text:p>{"info_buyRequest":[]}</text:p>
          </table:table-cell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text:p>24-MB06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1.0000</text:p>
          </table:table-cell>
          <table:table-cell table:style-name="ce1" office:value-type="string" calcext:value-type="string">
            <text:p>{"info_buyRequest":[]}</text:p>
          </table:table-cell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text:p>24-WB03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1.0000</text:p>
          </table:table-cell>
          <table:table-cell table:style-name="ce1" office:value-type="string" calcext:value-type="string">
            <text:p>{"info_buyRequest":[]}</text:p>
          </table:table-cell>
        </table:table-row>
        <table:table-row table:style-name="ro1"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Another list</text:p>
          </table:table-cell>
          <table:table-cell table:style-name="ce1" office:value-type="string" calcext:value-type="string">
            <text:p>Some text</text:p>
          </table:table-cell>
          <table:table-cell table:style-name="ce1" office:value-type="string" calcext:value-type="string">
            <text:p>2019-01-07 12:32:13</text:p>
          </table:table-cell>
          <table:table-cell table:style-name="ce1" office:value-type="string" calcext:value-type="string">
            <text:p>24-MB01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1.0000</text:p>
          </table:table-cell>
          <table:table-cell table:style-name="ce1" office:value-type="string" calcext:value-type="string">
            <text:p>{"info_buyRequest":[]}</text:p>
          </table:table-cell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text:p>24-MB04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1.0000</text:p>
          </table:table-cell>
          <table:table-cell table:style-name="ce1" office:value-type="string" calcext:value-type="string">
            <text:p>{"info_buyRequest":[]}</text:p>
          </table:table-cell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text:p>24-MB03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33.0000</text:p>
          </table:table-cell>
          <table:table-cell table:style-name="ce1" office:value-type="string" calcext:value-type="string">
            <text:p>{"info_buyRequest":[]}</text:p>
          </table:table-cell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text:p>24-UB02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4.0000</text:p>
          </table:table-cell>
          <table:table-cell table:style-name="ce1" office:value-type="string" calcext:value-type="string">
            <text:p>{"info_buyRequest":[]}</text:p>
          </table:table-cell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text:p>24-UG07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1.0000</text:p>
          </table:table-cell>
          <table:table-cell table:style-name="ce1" office:value-type="string" calcext:value-type="string">
            <text:p>{"info_buyRequest":[]}</text:p>
          </table:table-cell>
        </table:table-row>
      </table:table>
    </office:spreadsheet>
  </office:body>
</office:document-content>
</file>

<file path=styles.xml><?xml version="1.0" encoding="utf-8"?>
<office:document-styles xmlns:dc="http://purl.org/dc/elements/1.1/" xmlns:draw="urn:oasis:names:tc:opendocument:xmlns:drawing:1.0" xmlns:fo="urn:oasis:names:tc:opendocument:xmlns:xsl-fo-compatible:1.0" xmlns:msoxl="http://schemas.microsoft.com/office/excel/formula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1pt" style:font-size-asian="11pt" style:font-size-complex="11pt" style:font-name="Arial" style:font-name-asian="Arial" style:font-name-complex="Arial"/>
    </style:style>
  </office:styles>
  <office:automatic-styles>
    <style:page-layout style:name="pm1">
      <style:page-layout-properties style:first-page-number="continue" style:print="objects charts drawings" style:table-centering="none"/>
      <style:header-style/>
      <style:footer-style/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xlink="http://www.w3.org/1999/xlink" office:version="1.2">
  <office:meta>
    <dc:creator>Spout</dc:creator>
    <meta:creation-date>2019-01-07T12:34:13+00:00</meta:creation-date>
    <dc:date>2019-01-07T12:34:13+00:00</dc:date>
  </office:meta>
</office:document-meta>
</file>